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8efb" officeooo:paragraph-rsid="000b8efb"/>
    </style:style>
    <style:style style:name="P2" style:family="paragraph" style:parent-style-name="Standard" style:list-style-name="L1">
      <style:text-properties officeooo:rsid="000b8efb" officeooo:paragraph-rsid="000b8efb"/>
    </style:style>
    <style:style style:name="T1" style:family="text">
      <style:text-properties officeooo:rsid="000d1c2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 HTML o que devo fazer</text:p>
      <text:p text:style-name="P1"/>
      <text:list text:style-name="L1">
        <text:list-item>
          <text:p text:style-name="P2">linha separadora hr</text:p>
        </text:list-item>
        <text:list-item>
          <text:p text:style-name="P2">ancoragem href# <text:span text:style-name="T1">+ id nos &lt;p&gt;</text:span></text:p>
        </text:list-item>
        <text:list-item>
          <text:p text:style-name="P2">botao voltar <text:span text:style-name="T1">com tag smal e href</text:span></text:p>
        </text:list-item>
        <text:list-item>
          <text:p text:style-name="P2">Todo o conteudo q foi estudado</text:p>
        </text:list-item>
        <text:list-item>
          <text:p text:style-name="P2">item de referncias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7T20:25:42.407480227</meta:creation-date>
    <dc:date>2023-02-02T21:53:15.492851676</dc:date>
    <meta:editing-duration>PT13M6S</meta:editing-duration>
    <meta:editing-cycles>2</meta:editing-cycles>
    <meta:generator>LibreOffice/7.4.4.2$Linux_X86_64 LibreOffice_project/40$Build-2</meta:generator>
    <meta:document-statistic meta:table-count="0" meta:image-count="0" meta:object-count="0" meta:page-count="1" meta:paragraph-count="7" meta:word-count="37" meta:character-count="168" meta:non-whitespace-character-count="143"/>
  </office:meta>
</office:document-meta>
</file>